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Google Sans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3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5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6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7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9" style:family="paragraph" style:parent-style-name="Preformatted_20_Text" style:list-style-name="L3">
      <style:paragraph-properties fo:margin-left="0cm" fo:margin-right="0cm" fo:margin-top="0cm" fo:margin-bottom="0cm" style:contextual-spacing="false" fo:line-height="114%" fo:text-indent="0cm" style:auto-text-indent="false" fo:padding="0cm" fo:border="none"/>
    </style:style>
    <style:style style:name="P10" style:family="paragraph" style:parent-style-name="Preformatted_20_Text" style:list-style-name="L3">
      <style:paragraph-properties fo:margin-top="0cm" fo:margin-bottom="0cm" style:contextual-spacing="false" fo:line-height="114%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2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3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14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5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6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7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8" style:family="paragraph" style:parent-style-name="Text_20_body" style:list-style-name="L8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9" style:family="paragraph" style:parent-style-name="Text_20_body" style:list-style-name="L9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T1" style:family="text">
      <style:text-properties style:font-name="Google Sans Text" fo:font-weight="bold"/>
    </style:style>
    <style:style style:name="T2" style:family="text">
      <style:text-properties style:font-name="Google Sans Text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style:font-name="Google San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Fase 1: Arquitectura de la Interfaz (HTML5)</text:h>
      <text:p text:style-name="P2">La estructura debe ser limpia para que el foco esté en el "Canvas" (la pantalla del emulador).</text:p>
      <text:list text:style-name="L1">
        <text:list-item>
          <text:p text:style-name="P3"><text:span text:style-name="T1">Layout:</text:span><text:span text:style-name="T2"> Un contenedor principal con un </text:span><text:span text:style-name="Source_20_Text"><text:span text:style-name="T2">grid</text:span></text:span><text:span text:style-name="T2"> o </text:span><text:span text:style-name="Source_20_Text"><text:span text:style-name="T2">flexbox</text:span></text:span><text:span text:style-name="T2">.</text:span></text:p>
          <text:list>
            <text:list-item>
              <text:p text:style-name="P4"><text:span text:style-name="T3">Sidebar/Header:</text:span> Galería de miniaturas de juegos (ROMs).</text:p>
            </text:list-item>
            <text:list-item>
              <text:p text:style-name="P3"><text:span text:style-name="T1">Main Stage:</text:span><text:span text:style-name="T2"> El elemento </text:span><text:span text:style-name="Source_20_Text"><text:span text:style-name="T2">&lt;canvas&gt;</text:span></text:span><text:span text:style-name="T2"> donde se renderizará el juego.</text:span></text:p>
            </text:list-item>
            <text:list-item>
              <text:p text:style-name="P4"><text:span text:style-name="T3">Control Panel:</text:span> Sección para botones de <text:span text:style-name="T4">Start, Pause, Reset</text:span> y un selector de velocidad (ciclos por frame).</text:p>
            </text:list-item>
            <text:list-item>
              <text:p text:style-name="P4"><text:span text:style-name="T3">Debug Console:</text:span> (Opcional pero recomendado) Un panel lateral para ver los registros ($V0-VF$) y el $PC$ en tiempo real.</text:p>
            </text:list-item>
          </text:list>
        </text:list-item>
      </text:list>
      <text:p text:style-name="Horizontal_20_Line"/>
      <text:h text:style-name="P5" text:outline-level="2"><text:span text:style-name="T5">Fase 2: Estilo y UX (CSS3)</text:span></text:h>
      <text:p text:style-name="P2">Para darle esa estética de "consola" o terminal retro:</text:p>
      <text:list text:style-name="L2">
        <text:list-item>
          <text:p text:style-name="P6"><text:span text:style-name="T3">Estética Retro:</text:span> Usa fuentes tipo <text:span text:style-name="T4">Monospace</text:span> o <text:span text:style-name="T4">Pixel Art</text:span> (como "Press Start 2P").</text:p>
        </text:list-item>
        <text:list-item>
          <text:p text:style-name="P7"><text:span text:style-name="T1">Efecto CRT:</text:span><text:span text:style-name="T2"> Aplica un ligero degradado lineal o una capa con </text:span><text:span text:style-name="Source_20_Text"><text:span text:style-name="T2">pointer-events: none</text:span></text:span><text:span text:style-name="T2"> sobre el canvas para simular las líneas de escaneo de los monitores antiguos.</text:span></text:p>
        </text:list-item>
        <text:list-item>
          <text:p text:style-name="P6"><text:span text:style-name="T3">Responsive Design:</text:span> Asegúrate de que el canvas mantenga su relación de aspecto ($64:32$) pero se escale proporcionalmente al tamaño de la pantalla.</text:p>
        </text:list-item>
        <text:list-item>
          <text:p text:style-name="P6"><text:span text:style-name="T3">Estados de Selección:</text:span> Estilos claros para la ROM que está seleccionada actualmente en la galería.</text:p>
        </text:list-item>
      </text:list>
      <text:p text:style-name="Horizontal_20_Line"/>
      <text:h text:style-name="P5" text:outline-level="2"><text:s/><text:span text:style-name="T5">Fase 3: Lógica de la Galería (JavaScript - Parte 1)</text:span></text:h>
      <text:p text:style-name="P2">Antes de programar el emulador, necesitas la gestión de archivos.</text:p>
      <text:list text:style-name="L3">
        <text:list-item>
          <text:p text:style-name="P8"><text:span text:style-name="T3">ROM Management:</text:span> Crea un archivo JSON o un objeto con los metadatos de los juegos:</text:p>
          <text:p text:style-name="P8">JavaScript</text:p>
          <text:p text:style-name="P9"><text:span text:style-name="Source_20_Text"><text:span text:style-name="T2">const roms = [</text:span></text:span></text:p>
          <text:p text:style-name="P9"><text:span text:style-name="Source_20_Text"><text:s text:c="2"/></text:span><text:span text:style-name="Source_20_Text"><text:span text:style-name="T2">{ name: "Pong", file: "roms/pong.ch8", desc: "El clásico de 1972." },</text:span></text:span></text:p>
          <text:p text:style-name="P9"><text:span text:style-name="Source_20_Text"><text:s text:c="2"/></text:span><text:span text:style-name="Source_20_Text"><text:span text:style-name="T2">{ name: "Space Invaders", file: "roms/invaders.ch8", desc: "Destruye a los aliens." }</text:span></text:span></text:p>
          <text:p text:style-name="P10"><text:span text:style-name="Source_20_Text"><text:span text:style-name="T2">];</text:span></text:span></text:p>
        </text:list-item>
        <text:list-item>
          <text:p text:style-name="P8"><text:soft-page-break/><text:span text:style-name="T3">Dynamic Rendering:</text:span> Genera las miniaturas de la galería dinámicamente usando JS.</text:p>
        </text:list-item>
        <text:list-item>
          <text:p text:style-name="P11"><text:span text:style-name="T1">Fetch API:</text:span><text:span text:style-name="T2"> Implementa una función para descargar la ROM seleccionada como un </text:span><text:span text:style-name="Source_20_Text"><text:span text:style-name="T2">ArrayBuffer</text:span></text:span><text:span text:style-name="T2">:</text:span></text:p>
          <text:p text:style-name="P8">JavaScript</text:p>
          <text:p text:style-name="P9"><text:span text:style-name="Source_20_Text"><text:span text:style-name="T2">async function loadRom(url) {</text:span></text:span></text:p>
          <text:p text:style-name="P9"><text:span text:style-name="Source_20_Text"><text:s text:c="4"/></text:span><text:span text:style-name="Source_20_Text"><text:span text:style-name="T2">const response = await fetch(url);</text:span></text:span></text:p>
          <text:p text:style-name="P9"><text:span text:style-name="Source_20_Text"><text:s text:c="4"/></text:span><text:span text:style-name="Source_20_Text"><text:span text:style-name="T2">const buffer = await response.arrayBuffer();</text:span></text:span></text:p>
          <text:p text:style-name="P9"><text:span text:style-name="Source_20_Text"><text:s text:c="4"/></text:span><text:span text:style-name="Source_20_Text"><text:span text:style-name="T2">return new Uint8Array(buffer);</text:span></text:span></text:p>
          <text:p text:style-name="P10"><text:span text:style-name="Source_20_Text"><text:span text:style-name="T2">}</text:span></text:span></text:p>
        </text:list-item>
      </text:list>
      <text:p text:style-name="Horizontal_20_Line"/>
      <text:h text:style-name="P5" text:outline-level="2"><text:span text:style-name="T5">Fase 4: Integración del Core (JavaScript - Parte 2)</text:span></text:h>
      <text:p text:style-name="P2">Aquí es donde conectas tu lógica de emulación con la UI.</text:p>
      <text:list text:style-name="L4">
        <text:list-item>
          <text:p text:style-name="P12"><text:span text:style-name="T1">Módulo de CPU:</text:span><text:span text:style-name="T2"> Crea una clase </text:span><text:span text:style-name="Source_20_Text"><text:span text:style-name="T2">CPU</text:span></text:span><text:span text:style-name="T2"> que reciba el </text:span><text:span text:style-name="Source_20_Text"><text:span text:style-name="T2">Uint8Array</text:span></text:span><text:span text:style-name="T2"> del paso anterior.</text:span></text:p>
        </text:list-item>
        <text:list-item>
          <text:p text:style-name="P12"><text:span text:style-name="T1">Mapping de Teclado:</text:span><text:span text:style-name="T2"> Configura los </text:span><text:span text:style-name="Source_20_Text"><text:span text:style-name="T2">EventListeners</text:span></text:span><text:span text:style-name="T2"> de JS para que las teclas de tu PC (1, 2, 3, Q, W, E...) activen los registros de teclas del emulador.</text:span></text:p>
        </text:list-item>
        <text:list-item>
          <text:p text:style-name="P12"><text:span text:style-name="T1">Game Loop:</text:span><text:span text:style-name="T2"> Usa </text:span><text:span text:style-name="Source_20_Text"><text:span text:style-name="T2">requestAnimationFrame</text:span></text:span><text:span text:style-name="T2"> para el renderizado visual y un </text:span><text:span text:style-name="Source_20_Text"><text:span text:style-name="T2">setInterval</text:span></text:span><text:span text:style-name="T2"> o un bucle interno para ejecutar los ciclos de la CPU (el CHIP-8 suele correr mejor a ~500-700Hz, mientras que el renderizado es a 60Hz).</text:span></text:p>
        </text:list-item>
      </text:list>
      <text:p text:style-name="Horizontal_20_Line"/>
      <text:h text:style-name="P5" text:outline-level="2"><text:s/><text:span text:style-name="T5">Roadmap de Implementación (Checklist)</text:span></text:h>
      <text:h text:style-name="P13" text:outline-level="3">Semana 1: El Cascarón</text:h>
      <text:list text:style-name="L5">
        <text:list-item>
          <text:p text:style-name="P14">[ ] Crear el HTML con un Canvas de $64 \times 32$ píxeles (escalado por CSS a algo más grande como $640 \times 320$).</text:p>
        </text:list-item>
        <text:list-item>
          <text:p text:style-name="P14">[ ] Diseñar la galería lateral con imágenes de prueba.</text:p>
        </text:list-item>
        <text:list-item>
          <text:p text:style-name="P14">[ ] Implementar la carga de archivos locales para que puedas "arrastrar" una ROM a la página.</text:p>
        </text:list-item>
      </text:list>
      <text:h text:style-name="P13" text:outline-level="3">Semana 2: El Cerebro (Emulador)</text:h>
      <text:list text:style-name="L6">
        <text:list-item>
          <text:p text:style-name="P15">[ ] Implementar la memoria ($4KB$) y los registros.</text:p>
        </text:list-item>
        <text:list-item>
          <text:p text:style-name="P15">[ ] Programar el ciclo de lectura de instrucciones (Fetch/Decode).</text:p>
        </text:list-item>
        <text:list-item>
          <text:p text:style-name="P15">[ ] Implementar los primeros 10-15 opcodes esenciales (Saltos, Sumas, Carga de registros).</text:p>
        </text:list-item>
      </text:list>
      <text:h text:style-name="P13" text:outline-level="3"><text:soft-page-break/>Semana 3: Gráficos y Entrada</text:h>
      <text:list text:style-name="L7">
        <text:list-item>
          <text:p text:style-name="P16"><text:span text:style-name="T2">[ ] Programar el opcode </text:span><text:span text:style-name="Source_20_Text"><text:span text:style-name="T2">DXYN</text:span></text:span><text:span text:style-name="T2"> (Dibujo de sprites).</text:span></text:p>
        </text:list-item>
        <text:list-item>
          <text:p text:style-name="P17">[ ] Implementar la detección de colisiones (Flag $VF$).</text:p>
        </text:list-item>
        <text:list-item>
          <text:p text:style-name="P17">[ ] Conectar el teclado físico con el teclado virtual del CHIP-8.</text:p>
        </text:list-item>
      </text:list>
      <text:h text:style-name="P13" text:outline-level="3">Semana 4: Pulido y Sonido</text:h>
      <text:list text:style-name="L8">
        <text:list-item>
          <text:p text:style-name="P18">[ ] Añadir la Web Audio API para el pitido.</text:p>
        </text:list-item>
        <text:list-item>
          <text:p text:style-name="P18">[ ] Crear filtros visuales (CRT, Scanlines) con CSS.</text:p>
        </text:list-item>
        <text:list-item>
          <text:p text:style-name="P18">[ ] Desplegar en GitHub Pages o Netlify.</text:p>
        </text:list-item>
      </text:list>
      <text:p text:style-name="Horizontal_20_Line"/>
      <text:h text:style-name="P5" text:outline-level="2">🛠️ <text:span text:style-name="T5">Herramientas Sugeridas</text:span></text:h>
      <text:list text:style-name="L9">
        <text:list-item>
          <text:p text:style-name="P19"><text:span text:style-name="T3">Editor:</text:span> VS Code.</text:p>
        </text:list-item>
        <text:list-item>
          <text:p text:style-name="P19"><text:span text:style-name="T3">Debug:</text:span> Chrome DevTools (pestaña de <text:span text:style-name="T4">Memory</text:span> y <text:span text:style-name="T4">Performance</text:span>).</text:p>
        </text:list-item>
        <text:list-item>
          <text:p text:style-name="P19"><text:span text:style-name="T3">Gráficos:</text:span> Piskel o Aseprite si quieres crear tus propios iconos para la galería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DO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DO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2T22:26:29.777554545</meta:creation-date>
    <dc:date>2026-04-02T22:27:12.003889544</dc:date>
    <meta:editing-duration>PT43S</meta:editing-duration>
    <meta:editing-cycles>1</meta:editing-cycles>
    <meta:document-statistic meta:table-count="0" meta:image-count="0" meta:object-count="0" meta:page-count="3" meta:paragraph-count="55" meta:word-count="613" meta:character-count="3495" meta:non-whitespace-character-count="2960"/>
    <meta:generator>LibreOffice/26.2.2.2$Linux_X86_64 LibreOffice_project/620$Build-2</meta:generator>
  </office:meta>
</office:document-meta>
</file>